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0" style:family="table">
      <style:table-properties style:width="6.0125in" fo:margin-left="0.2125in" fo:margin-right="0.275in" table:align="margins" style:writing-mode="lr-tb"/>
    </style:style>
    <style:style style:name="Table10.A" style:family="table-column">
      <style:table-column-properties style:column-width="1.0257in" style:rel-column-width="11177*"/>
    </style:style>
    <style:style style:name="Table10.B" style:family="table-column">
      <style:table-column-properties style:column-width="1.4931in" style:rel-column-width="16274*"/>
    </style:style>
    <style:style style:name="Table10.C" style:family="table-column">
      <style:table-column-properties style:column-width="0.534in" style:rel-column-width="5818*"/>
    </style:style>
    <style:style style:name="Table10.D" style:family="table-column">
      <style:table-column-properties style:column-width="0.584in" style:rel-column-width="6362*"/>
    </style:style>
    <style:style style:name="Table10.E" style:family="table-column">
      <style:table-column-properties style:column-width="2.3764in" style:rel-column-width="25904*"/>
    </style:style>
    <style:style style:name="Table10.1" style:family="table-row">
      <style:table-row-properties style:row-height="0.25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E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ourier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" fo:font-style="italic" style:font-style-asian="italic" style:font-style-complex="italic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0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3" style:family="paragraph" style:parent-style-name="Heading_20_1" style:master-page-name="First_20_Page">
      <style:paragraph-properties style:page-number="auto"/>
    </style:style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style:text-position="super 58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177210896" text:id="ct177210896">
          <text:deletion>
            <office:change-info>
              <dc:creator>Bob Jacobsen</dc:creator>
              <dc:date>2010-10-08T18:03:00</dc:date>
            </office:change-info>
            <text:h text:style-name="P1" text:outline-level="1">Title</text:h>
          </text:deletion>
        </text:changed-region>
        <text:changed-region xml:id="ct507927632" text:id="ct507927632">
          <text:insertion>
            <office:change-info>
              <dc:creator>Bob Jacobsen</dc:creator>
              <dc:date>2010-10-08T18:03:00</dc:date>
            </office:change-info>
          </text:insertion>
        </text:changed-region>
        <text:changed-region xml:id="ct54187200" text:id="ct54187200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xml:id="ct54084592" text:id="ct54084592">
          <text:deletion>
            <office:change-info>
              <dc:creator>Bob Jacobsen</dc:creator>
              <dc:date>2010-10-08T18:06:00</dc:date>
            </office:change-info>
            <text:p text:style-name="Standard"><text:s/></text:p>
          </text:deletion>
        </text:changed-region>
        <text:changed-region xml:id="ct54187328" text:id="ct54187328">
          <text:deletion>
            <office:change-info>
              <dc:creator>Bob Jacobsen</dc:creator>
              <dc:date>2010-10-08T18:0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xml:id="ct507134896" text:id="ct507134896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xml:id="ct507135008" text:id="ct507135008">
          <text:deletion>
            <office:change-info>
              <dc:creator>Bob Jacobsen</dc:creator>
              <dc:date>2010-10-08T18:06:00</dc:date>
            </office:change-info>
            <text:p text:style-name="Standard"/>
            <text:p text:style-name="Standard"/>
          </text:deletion>
        </text:changed-region>
        <text:changed-region xml:id="ct507138576" text:id="ct507138576">
          <text:deletion>
            <office:change-info>
              <dc:creator>Bob Jacobsen</dc:creator>
              <dc:date>2010-10-08T18:04:00</dc:date>
            </office:change-info>
            <text:p text:style-name="Standard">Section Title</text:p>
          </text:deletion>
        </text:changed-region>
        <text:changed-region xml:id="ct507138320" text:id="ct507138320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xml:id="ct507115536" text:id="ct507115536">
          <text:deletion>
            <office:change-info>
              <dc:creator>Bob Jacobsen</dc:creator>
              <dc:date>2010-10-08T18:05:00</dc:date>
            </office:change-info>
            <text:p text:style-name="Standard"/>
            <text:h text:style-name="Heading_20_1" text:outline-level="1" text:is-list-header="true">Section Title</text:h>
            <text:p text:style-name="Standard">Praesent gravida pulvinar vehicula. Vivamus eu nisl eget sem rutrum suscipit id a magna. Integer id ante odio. </text:p>
            <text:list xml:id="list8003661009329086908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xml:id="ct507139440" text:id="ct507139440">
          <text:deletion>
            <office:change-info>
              <dc:creator>Bob Jacobsen</dc:creator>
              <dc:date>2010-10-08T18:04:00</dc:date>
            </office:change-info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77210896"/><text:change-start text:change-id="ct507927632"/>Introduction</text:h>
      <text:p text:style-name="Standard"><text:change-end text:change-id="ct507927632"/><text:change-start text:change-id="ct54187200"/>This explanatory note contains informative discussion and background for the corresponding “OpenLCB CAN Event Transport Specification”. This explanation is not normative in any way.<text:change-end text:change-id="ct54187200"/><text:change text:change-id="ct54084592"/><text:change text:change-id="ct54187328"/></text:p>
      <text:h text:style-name="Heading_20_1" text:outline-level="1"><text:change-start text:change-id="ct507134896"/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Intended Use</text:h>
      <text:h text:style-name="Heading_20_2" text:outline-level="2">References and Context</text:h>
      <text:p text:style-name="Standard"> For more information on format and presentation, see: </text:p>
      <text:list xml:id="list729092582061467492" text:style-name="L2">
        <text:list-item>
          <text:p text:style-name="P18">OpenLCB Common Information Technical Note</text:p>
        </text:list-item>
      </text:list>
      <text:h text:style-name="Heading_20_2" text:outline-level="2">Message Formats</text:h>
      <text:h text:style-name="Heading_20_3" text:outline-level="3">Producer/Consumer Event Report (PCER)</text:h>
      <text:h text:style-name="Heading_20_3" text:outline-level="3">Identify Consumer </text:h>
      <text:h text:style-name="Heading_20_3" text:outline-level="3">Consumer Identified </text:h>
      <text:h text:style-name="Heading_20_3" text:outline-level="3">Consumer Range Identified</text:h>
      <text:p text:style-name="P13">[[[To TN: For example, the event-mask 0xABCD0000 would form the range 0xABCD0000-ABCDFFFF, since the first significant '1' bit is the first low bit of <text:span text:style-name="T6">the</text:span> 'D' hexdigit. <text:s/>Similarly, the <text:span text:style-name="T6">event-mask 0xFEDCBFFF would form the range 0xFEDC8000-FEDCBFFF, since 0xB = 0b1011, and the lowest significant '0' bit is in the 3</text:span><text:span text:style-name="T7">rd</text:span><text:span text:style-name="T6"> digit. <text:s/></text:span><text:s text:c="2"/>The smallest ranges are specified by 0xyyyyyyyE, which specifies a range of 0xyyyyyyyE-0xyyyyyyyF, and 0xyyyyyyyD <text:span text:style-name="T6">which</text:span> specifies 0xyyyyyyyC-0xyyyyyyyF. <text:s text:c="2"/>0X00000001 gives 0x00000000-0x00000001, and 0x00000002 gives 0x00000000-0x00000002, 0x00000003 gives 0x00000000-0x00000003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15">Event-Mask</text:p>
          </table:table-cell>
          <table:table-cell table:style-name="Table10.A1" office:value-type="string">
            <text:p text:style-name="P15">Effective Mask</text:p>
          </table:table-cell>
          <table:table-cell table:style-name="Table10.A1" office:value-type="string">
            <text:p text:style-name="P15">Bits</text:p>
          </table:table-cell>
          <table:table-cell table:style-name="Table10.A1" office:value-type="string">
            <text:p text:style-name="P15">#</text:p>
          </table:table-cell>
          <table:table-cell table:style-name="Table10.E1" office:value-type="string">
            <text:p text:style-name="P15">Resulting Range</text:p>
          </table:table-cell>
        </table:table-row>
        <table:table-row table:style-name="Table10.1">
          <table:table-cell table:style-name="Table10.A2" office:value-type="string">
            <text:p text:style-name="P16">0x00000001</text:p>
          </table:table-cell>
          <table:table-cell table:style-name="Table10.A2" office:value-type="string">
            <text:p text:style-name="P16">0xFFFFFFFE</text:p>
          </table:table-cell>
          <table:table-cell table:style-name="Table10.C2" office:value-type="float" office:value="1">
            <text:p text:style-name="P16">1</text:p>
          </table:table-cell>
          <table:table-cell table:style-name="Table10.C2" office:value-type="float" office:value="2">
            <text:p text:style-name="P16">2</text:p>
          </table:table-cell>
          <table:table-cell table:style-name="Table10.E2" office:value-type="string">
            <text:p text:style-name="P16">0x00000000-0x00000001</text:p>
          </table:table-cell>
        </table:table-row>
        <table:table-row table:style-name="Table10.1">
          <table:table-cell table:style-name="Table10.A2" office:value-type="string">
            <text:p text:style-name="P16">0x00000002</text:p>
          </table:table-cell>
          <table:table-cell table:style-name="Table10.A2" office:value-type="string">
            <text:p text:style-name="P16">0xFFFFFFFE</text:p>
          </table:table-cell>
          <table:table-cell table:style-name="Table10.C2" office:value-type="float" office:value="1">
            <text:p text:style-name="P16">1</text:p>
          </table:table-cell>
          <table:table-cell table:style-name="Table10.C2" office:value-type="float" office:value="2">
            <text:p text:style-name="P16">2</text:p>
          </table:table-cell>
          <table:table-cell table:style-name="Table10.E2" office:value-type="string">
            <text:p text:style-name="P16">0x00000002-0x00000003</text:p>
          </table:table-cell>
        </table:table-row>
        <table:table-row table:style-name="Table10.1">
          <table:table-cell table:style-name="Table10.A2" office:value-type="string">
            <text:p text:style-name="P16">0x00000003</text:p>
          </table:table-cell>
          <table:table-cell table:style-name="Table10.A2" office:value-type="string">
            <text:p text:style-name="P16">0xFFFFFFFC</text:p>
          </table:table-cell>
          <table:table-cell table:style-name="Table10.C2" office:value-type="float" office:value="2">
            <text:p text:style-name="P16">2</text:p>
          </table:table-cell>
          <table:table-cell table:style-name="Table10.C2" office:value-type="float" office:value="4">
            <text:p text:style-name="P16">4</text:p>
          </table:table-cell>
          <table:table-cell table:style-name="Table10.E2" office:value-type="string">
            <text:p text:style-name="P16">0x00000000-0x00000003</text:p>
          </table:table-cell>
        </table:table-row>
        <table:table-row table:style-name="Table10.1">
          <table:table-cell table:style-name="Table10.A2" office:value-type="string">
            <text:p text:style-name="P16">0x00000004</text:p>
          </table:table-cell>
          <table:table-cell table:style-name="Table10.A2" office:value-type="string">
            <text:p text:style-name="P16">0xFFFFFFFC</text:p>
          </table:table-cell>
          <table:table-cell table:style-name="Table10.C2" office:value-type="float" office:value="2">
            <text:p text:style-name="P16">2</text:p>
          </table:table-cell>
          <table:table-cell table:style-name="Table10.C2" office:value-type="float" office:value="4">
            <text:p text:style-name="P16">4</text:p>
          </table:table-cell>
          <table:table-cell table:style-name="Table10.E2" office:value-type="string">
            <text:p text:style-name="P16">0x00000004-0x00000007</text:p>
          </table:table-cell>
        </table:table-row>
        <text:soft-page-break/>
        <table:table-row table:style-name="Table10.1">
          <table:table-cell table:style-name="Table10.A2" office:value-type="string">
            <text:p text:style-name="P16">0x00000005</text:p>
          </table:table-cell>
          <table:table-cell table:style-name="Table10.A2" office:value-type="string">
            <text:p text:style-name="P16">0xFFFFFFFE</text:p>
          </table:table-cell>
          <table:table-cell table:style-name="Table10.C2" office:value-type="float" office:value="2">
            <text:p text:style-name="P16">2</text:p>
          </table:table-cell>
          <table:table-cell table:style-name="Table10.C2" office:value-type="float" office:value="4">
            <text:p text:style-name="P16">4</text:p>
          </table:table-cell>
          <table:table-cell table:style-name="Table10.E2" office:value-type="string">
            <text:p text:style-name="P16">0x00000004-0x00000005</text:p>
          </table:table-cell>
        </table:table-row>
        <table:table-row table:style-name="Table10.1">
          <table:table-cell table:style-name="Table10.A2" office:value-type="string">
            <text:p text:style-name="P16">0x00ABCDEF</text:p>
          </table:table-cell>
          <table:table-cell table:style-name="Table10.A2" office:value-type="string">
            <text:p text:style-name="P16">0xFFFFFFF0</text:p>
          </table:table-cell>
          <table:table-cell table:style-name="Table10.C2" office:value-type="float" office:value="4">
            <text:p text:style-name="P16">4</text:p>
          </table:table-cell>
          <table:table-cell table:style-name="Table10.C2" office:value-type="float" office:value="16">
            <text:p text:style-name="P16">16</text:p>
          </table:table-cell>
          <table:table-cell table:style-name="Table10.E2" office:value-type="string">
            <text:p text:style-name="P16">0x00ABCDE0-0x00ABCDEF</text:p>
          </table:table-cell>
        </table:table-row>
        <table:table-row table:style-name="Table10.1">
          <table:table-cell table:style-name="Table10.A2" office:value-type="string">
            <text:p text:style-name="P16">0x00ABCDF0</text:p>
          </table:table-cell>
          <table:table-cell table:style-name="Table10.A2" office:value-type="string">
            <text:p text:style-name="P16">0xFFFFFFF0</text:p>
          </table:table-cell>
          <table:table-cell table:style-name="Table10.C2" office:value-type="float" office:value="4">
            <text:p text:style-name="P16">4</text:p>
          </table:table-cell>
          <table:table-cell table:style-name="Table10.C2" office:value-type="float" office:value="16">
            <text:p text:style-name="P16">16</text:p>
          </table:table-cell>
          <table:table-cell table:style-name="Table10.E2" office:value-type="string">
            <text:p text:style-name="P16">0x00ABCDF0-0x00ABCDFF</text:p>
          </table:table-cell>
        </table:table-row>
        <table:table-row table:style-name="Table10.1">
          <table:table-cell table:style-name="Table10.A2" office:value-type="string">
            <text:p text:style-name="P16">0x00ABCDE0</text:p>
          </table:table-cell>
          <table:table-cell table:style-name="Table10.A2" office:value-type="string">
            <text:p text:style-name="P16">0xFFFFFFE0</text:p>
          </table:table-cell>
          <table:table-cell table:style-name="Table10.C2" office:value-type="float" office:value="5">
            <text:p text:style-name="P16">5</text:p>
          </table:table-cell>
          <table:table-cell table:style-name="Table10.C2" office:value-type="float" office:value="32">
            <text:p text:style-name="P16">32</text:p>
          </table:table-cell>
          <table:table-cell table:style-name="Table10.E2" office:value-type="string">
            <text:p text:style-name="P16">0x00ABCDE0-0x00ABCDFF</text:p>
          </table:table-cell>
        </table:table-row>
        <table:table-row table:style-name="Table10.1">
          <table:table-cell table:style-name="Table10.A2" office:value-type="string">
            <text:p text:style-name="P16">0x0000FFFF</text:p>
          </table:table-cell>
          <table:table-cell table:style-name="Table10.A2" office:value-type="string">
            <text:p text:style-name="P16">0xFFFF0000</text:p>
          </table:table-cell>
          <table:table-cell table:style-name="Table10.C2" office:value-type="float" office:value="16">
            <text:p text:style-name="P16">16</text:p>
          </table:table-cell>
          <table:table-cell table:style-name="Table10.A2" office:value-type="string">
            <text:p text:style-name="P16">65k</text:p>
          </table:table-cell>
          <table:table-cell table:style-name="Table10.E2" office:value-type="string">
            <text:p text:style-name="P16">0x00000000-0x0000FFFF</text:p>
          </table:table-cell>
        </table:table-row>
        <table:table-row table:style-name="Table10.1">
          <table:table-cell table:style-name="Table10.A2" office:value-type="string">
            <text:p text:style-name="P16">0xABCD0000</text:p>
          </table:table-cell>
          <table:table-cell table:style-name="Table10.A2" office:value-type="string">
            <text:p text:style-name="P16">0xFFFF0000</text:p>
          </table:table-cell>
          <table:table-cell table:style-name="Table10.C2" office:value-type="float" office:value="16">
            <text:p text:style-name="P16">16</text:p>
          </table:table-cell>
          <table:table-cell table:style-name="Table10.A2" office:value-type="string">
            <text:p text:style-name="P16">65k</text:p>
          </table:table-cell>
          <table:table-cell table:style-name="Table10.E2" office:value-type="string">
            <text:p text:style-name="P16">0xABCD0000-0xABCDFF</text:p>
            <text:p text:style-name="P16"><text:span text:style-name="T8">Example of fast clock.</text:span>FF</text:p>
          </table:table-cell>
        </table:table-row>
        <table:table-row table:style-name="Table10.1">
          <table:table-cell table:style-name="Table10.A2" office:value-type="string">
            <text:p text:style-name="P16">0xFFFF0000</text:p>
          </table:table-cell>
          <table:table-cell table:style-name="Table10.A2" office:value-type="string">
            <text:p text:style-name="P16">0xFFFF0000</text:p>
          </table:table-cell>
          <table:table-cell table:style-name="Table10.C2" office:value-type="float" office:value="16">
            <text:p text:style-name="P16">16</text:p>
          </table:table-cell>
          <table:table-cell table:style-name="Table10.A2" office:value-type="string">
            <text:p text:style-name="P16">65k</text:p>
          </table:table-cell>
          <table:table-cell table:style-name="Table10.E2" office:value-type="string">
            <text:p text:style-name="P16">0xFFFF0000-0xFFFFFFFF</text:p>
          </table:table-cell>
        </table:table-row>
      </table:table>
      <text:p text:style-name="P13">]]]</text:p>
      <text:p text:style-name="P14"/>
      <text:h text:style-name="Heading_20_3" text:outline-level="3">Identify Producer </text:h>
      <text:p text:style-name="Standard">This message is broadcast and requests every node to report whether they produce this event ID. <text:s/></text:p>
      <text:h text:style-name="Heading_20_3" text:outline-level="3">Producer Identified</text:h>
      <text:p text:style-name="Standard">This message is broadcast, in response to a received Identify Producer message, from each node that produces the included event ID. <text:s/>This is one of the messages that allows bridges to do automatic routing of event messages. <text:s/></text:p>
      <text:h text:style-name="Heading_20_3" text:outline-level="3">Producer Range Identified</text:h>
      <text:p text:style-name="Standard">Example of fast clock.</text:p>
      <text:h text:style-name="Heading_20_3" text:outline-level="3">Identify Events</text:h>
      <text:p text:style-name="Standard">Coverage of status bits...</text:p>
      <text:p text:style-name="Standard">Two forms of identify events; recommendation on uses for global form</text:p>
      <text:h text:style-name="Heading_20_2" text:outline-level="2">States</text:h>
      <text:h text:style-name="Heading_20_2" text:outline-level="2">Interactions</text:h>
      <text:p text:style-name="Standard">Nothing prevents extra IdentifyX messages. Nothing prevents combining replies to multiple requests. <text:s/>This allows simplified implementations, for example setting a bit to indicate that a reply can be sent when time/priority is available.</text:p>
      <text:p text:style-name="Standard">You can query a state when you come up with the request-id message. Conflicting states can happen, and have to be addressed.</text:p>
      <text:p text:style-name="Standard">Note that the state machine resets with the Initialiation Complete message, not the lower level link (CAN or other) state machine.</text:p>
      <text:p text:style-name="Standard">Delay in sending the PI/PRI or CI/CRI messages after IC is OK, but there's no delivery guarantee for <text:span text:style-name="T6">this</text:span> nodes events until those have been sent. <text:s/></text:p>
      <text:p text:style-name="Standard">When a node changes the events it manages, it still needs to emit the PI/PRI and/or CI/CRI messages. <text:s/>For example, reconfiguration could cause this. <text:s/>It can be handled by sending individual messages, or by resetting and sending them all as part of that.</text:p>
      <text:p text:style-name="Standard"><text:soft-page-break/>There is no way to indicate that a node is no longer interested in a particular Event ID. <text:s/>(Sending IC again says that all are not interesting though). <text:s/>This could be added, but it's much harder for gateways to decide an Event ID is not interesting than that it is, because they have to keep a list of all the node IDs that are interested and back that off. <text:s/>Better to just let that the set of interesting event IDs grow until the layout or gateway is reset.</text:p>
      <text:h text:style-name="Heading_20_1" text:outline-level="1">Background information </text:h>
      <text:p text:style-name="Standard"> </text:p>
      <text:p text:style-name="Standard">Gateways can route this to segments with nodes expressing interest by processing the other event messages. <text:s text:c="2"/>(Gateways section)</text:p>
      <text:p text:style-name="Standard"/>
      <text:p text:style-name="Standard">Well known events as a mechanism.</text:p>
      <text:p text:style-name="Standard">Buffering</text:p>
      <text:p text:style-name="Standard"/>
      <text:p text:style-name="Standard">Ordering &amp; processing</text:p>
      <text:p text:style-name="Standard">Performance at node startup; layout startup particularly on CAN. Numbers and simulations.</text:p>
      <text:p text:style-name="Standard">History section:</text:p>
      <text:p text:style-name="Standard">For monitoring purposes, it was proposed that a PCER message carry a sequence number which increments each time the associated P/C Event ID is sent. It is not at all clear how to do this across nodes, or even across Producers within a single node, as there may be more than one thing that can cause the same P/C Event ID to be sent by a single board;. We decided this would cause more problems than it solved, and omitted it.</text:p>
      <text:p text:style-name="Standard">There's not room in a CAN frame for both a destination NID and a EID. The protocol has therefore been constructed so that any message carrying an EID (and that isn't a datagram) is globally addressed.<text:change-end text:change-id="ct507134896"/><text:change text:change-id="ct507135008"/><text:change text:change-id="ct507138576"/><text:change-start text:change-id="ct507138320"/></text:p>
      <text:p text:style-name="Standard"/>
      <text:p text:style-name="Standard"><text:change-end text:change-id="ct507138320"/><text:change text:change-id="ct507115536"/><text:change text:change-id="ct50713944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<text:s/>1 Introduction<text:tab/>1</text:p>
          <text:p text:style-name="P11"><text:s/>2 Annotations to the Specification<text:tab/>1</text:p>
          <text:p text:style-name="P12"><text:s/>2.1 Introduction<text:tab/>1</text:p>
          <text:p text:style-name="P12"><text:s/>2.2 References and Context<text:tab/>1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2_20_1" style:display-name="RTF_Num 2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bullet text:level="1" text:style-name="RTF_5f_Num_20_2_20_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507067920" text:id="ct50706792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507068160" text:id="ct50706816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07067920"/><text:change-start text:change-id="ct507068160"/>OpenLCB-CAN Event Transport Technical Note<text:change-end text:change-id="ct507068160"/></text:p>
      </style:header>
      <style:footer>
        <text:tracked-changes>
          <text:changed-region xml:id="ct507926704" text:id="ct50792670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54210608" text:id="ct54210608">
            <text:insertion>
              <office:change-info>
                <dc:creator>Bob Jacobsen</dc:creator>
                <dc:date>2011-07-23T20:11:00</dc:date>
              </office:change-info>
            </text:insertion>
          </text:changed-region>
        </text:tracked-changes>
        <text:p text:style-name="MP4"><text:change text:change-id="ct507926704"/><text:change-start text:change-id="ct5421060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4210608"/><text:span text:style-name="MT3"><text:tab/>Page 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 style:num-format="1">3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3-01-19T00:48:23.99">1/19/2013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07076640" text:id="ct50707664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507072176" text:id="ct50707217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507044864" text:id="ct507044864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xml:id="ct507069408" text:id="ct507069408">
            <text:deletion>
              <office:change-info>
                <dc:creator>Bob Jacobsen</dc:creator>
                <dc:date>2010-10-08T18:03:00</dc:date>
              </office:change-info>
              <text:p text:style-name="MP7">(title)</text:p>
            </text:deletion>
          </text:changed-region>
          <text:changed-region xml:id="ct507069536" text:id="ct507069536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xml:id="ct507075408" text:id="ct50707540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507068256" text:id="ct507068256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507926864" text:id="ct50792686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507926992" text:id="ct507926992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07076640"/><text:change-start text:change-id="ct507072176"/>OpenLCB <text:change-end text:change-id="ct507072176"/><text:change-start text:change-id="ct507044864"/>Technical Note<text:change-end text:change-id="ct50704486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07069408"/><text:change-start text:change-id="ct507069536"/>OpenLCB-CAN Event Transport<text:change-end text:change-id="ct50706953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07075408"/><text:change-start text:change-id="ct507068256"/><text:date style:data-style-name="N75" text:date-value="2013-01-19T00:48:23.99">Jan 19, 2013</text:date><text:change-end text:change-id="ct507068256"/></text:p>
            </table:table-cell>
            <table:table-cell table:style-name="Table1.C1" office:value-type="string">
              <text:p text:style-name="MP7"><text:change text:change-id="ct507926864"/><text:change-start text:change-id="ct507926992"/>Preliminary<text:change-end text:change-id="ct507926992"/></text:p>
            </table:table-cell>
          </table:table-row>
        </table:table>
        <text:p text:style-name="Header"/>
      </style:header>
      <style:footer>
        <text:tracked-changes>
          <text:changed-region xml:id="ct507078688" text:id="ct507078688">
            <text:deletion>
              <office:change-info>
                <dc:creator>Bob Jacobsen</dc:creator>
                <dc:date>2011-07-23T20:11:00</dc:date>
              </office:change-info>
              <text:p text:style-name="MP8"><text:span text:style-name="MT5">and A. Shepherd</text:span></text:p>
            </text:deletion>
          </text:changed-region>
          <text:changed-region xml:id="ct507066288" text:id="ct50706628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87557792" text:id="ct87557792">
            <text:deletion>
              <office:change-info>
                <dc:creator>Bob Jacobsen</dc:creator>
                <dc:date>2011-07-23T20:11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507069632" text:id="ct50706963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507062816" text:id="ct507062816">
            <text:deletion>
              <office:change-info>
                <dc:creator>Bob Jacobsen</dc:creator>
                <dc:date>2011-07-23T20:11:00</dc:date>
              </office:change-info>
              <text:p text:style-name="MP8"><text:span text:style-name="MT5">Copyright 20</text:span></text:p>
            </text:deletion>
          </text:changed-region>
          <text:changed-region xml:id="ct507081072" text:id="ct507081072">
            <text:insertion>
              <office:change-info>
                <dc:creator>Bob Jacobsen</dc:creator>
                <dc:date>2011-07-23T20:11:00</dc:date>
              </office:change-info>
            </text:insertion>
          </text:changed-region>
        </text:tracked-changes>
        <text:p text:style-name="MP8"><text:change text:change-id="ct507078688"/><text:change text:change-id="ct507066288"/><text:change text:change-id="ct87557792"/><text:change text:change-id="ct507069632"/><text:change text:change-id="ct507062816"/><text:change-start text:change-id="ct507081072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07081072"/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3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3-01-19T00:48:23.99">1/19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CAN Event Transport Technical Note</dc:title>
    <meta:initial-creator>Alex Shepherd</meta:initial-creator>
    <meta:creation-date>2009-01-22T07:11:27</meta:creation-date>
    <meta:editing-cycles>61</meta:editing-cycles>
    <meta:editing-duration>P2DT19H1M49S</meta:editing-duration>
    <meta:generator>OpenOffice.org/3.4.1$Unix OpenOffice.org_project/341m1$Build-9593</meta:generator>
    <dc:date>2013-01-19T00:48:23</dc:date>
    <dc:creator>Bob Jacobsen</dc:creator>
    <meta:keyword>OpenLCB-CAN Event Transport</meta:keyword>
    <meta:document-statistic meta:table-count="2" meta:image-count="1" meta:object-count="0" meta:page-count="3" meta:paragraph-count="136" meta:word-count="923" meta:character-count="6064"/>
    <meta:user-defined meta:name="Info 1"/>
    <meta:user-defined meta:name="Info 2"/>
    <meta:user-defined meta:name="Info 3"/>
    <meta:user-defined meta:name="Info 4"/>
  </office:meta>
</office:document-meta>
</file>